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4cm" fo:min-width="2.3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6.0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92cm" fo:min-width="4.2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3.90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44cm" fo:min-width="5.99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7.40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6.6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2cm" fo:min-width="4.72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4cm" fo:min-width="4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16cm" fo:min-width="1.1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2cm" fo:min-width="3.02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4cm" fo:min-width="5.70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4cm" fo:min-width="4.90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16cm" fo:min-width="1.834cm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5.6cm"/>
    </style:style>
    <style:style style:name="gr19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20" style:family="graphic" style:parent-style-name="standard">
      <style:graphic-properties draw:textarea-horizontal-align="justify" draw:textarea-vertical-align="middle" draw:auto-grow-height="false" fo:min-height="0.65cm" fo:min-width="3.5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7.3cm"/>
    </style:style>
    <style:style style:name="gr23" style:family="graphic" style:parent-style-name="standard">
      <style:graphic-properties draw:marker-start="Arrow" draw:marker-end="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6.65cm" fo:min-width="9.6cm"/>
    </style:style>
    <style:style style:name="gr25" style:family="graphic" style:parent-style-name="standard">
      <style:graphic-properties draw:textarea-horizontal-align="justify" draw:textarea-vertical-align="middle" draw:auto-grow-height="false" fo:min-height="3.75cm" fo:min-width="9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654cm" fo:min-width="3.604cm"/>
    </style:style>
    <style:style style:name="gr27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7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654cm" fo:min-width="3.404cm"/>
    </style:style>
    <style:style style:name="gr31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654cm" fo:min-width="4.30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8pt" style:font-size-complex="18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style:paragraph-properties fo:text-align="start">
        <style:tab-stops>
          <style:tab-stop style:position="1.501cm"/>
        </style:tab-stops>
      </style:paragraph-properties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font-size="12pt" fo:background-color="#ffffff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text-shadow="none" fo:background-color="#ffffff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cm" svg:height="1.8cm" svg:x="12.7cm" svg:y="6.2cm">
          <text:p text:style-name="P1"><text:span text:style-name="T1">DCS 26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6cm" svg:height="1cm" svg:x="4.4cm" svg:y="13.2cm">
          <text:p text:style-name="P1"><text:span text:style-name="T1">PhyHWLink_Pri_Node_Output</text:span></text:p>
          <text:p text:style-name="P1"><text:span text:style-name="T1">26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cm" svg:height="0.6cm" svg:x="23.1cm" svg:y="9.2cm">
          <text:p text:style-name="P1"><text:span text:style-name="T1">UDP_Reflector 27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4.5cm" svg:height="1cm" svg:x="4.8cm" svg:y="16.5cm">
          <text:p text:style-name="P1"><text:span text:style-name="T1">UDP_Test_Sender</text:span></text:p>
          <text:p text:style-name="P1"><text:span text:style-name="T1">260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6.6cm" svg:height="1.1cm" svg:x="16.8cm" svg:y="11cm">
          <text:p text:style-name="P1"><text:span text:style-name="T1">PhyHWLink_Pri_Node_Input</text:span></text:p>
          <text:p text:style-name="P1"><text:span text:style-name="T1">260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cm" svg:height="1cm" svg:x="16.5cm" svg:y="14.8cm">
          <text:p text:style-name="P1"><text:span text:style-name="T1">PhyHWLink_Arduino_Sender_Emulator</text:span></text:p>
          <text:p text:style-name="P1"><text:span text:style-name="T1">77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7.2cm" svg:height="1cm" svg:x="19.3cm" svg:y="17.7cm">
          <text:p text:style-name="P1"><text:span text:style-name="T1">PhyHWLink_Send_Query_To_Inputs</text:span></text:p>
          <text:p text:style-name="P1"><text:span text:style-name="T1">77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7.2cm" svg:height="1cm" svg:x="2.4cm" svg:y="6.3cm">
          <text:p text:style-name="P1"><text:span text:style-name="T1">PhyHWLink_DCS_Sender_Emulator</text:span></text:p>
          <text:p text:style-name="P1"><text:span text:style-name="T1">7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.8cm" svg:x="6.2cm" svg:y="2.9cm">
          <text:p text:style-name="P1"><text:span text:style-name="T1">Wiresh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7.05cm" svg:y1="16.5cm" svg:x2="7.7cm" svg:y2="14.2cm" draw:start-shape="id1" draw:start-glue-point="0" draw:end-shape="id2" draw:end-glue-point="2" svg:d="M7050 16500c0-1723 650-574 650-2300" svg:viewBox="0 0 651 2301">
          <text:p/>
        </draw:connector>
        <draw:connector draw:style-name="gr8" draw:text-style-name="P3" draw:layer="layout" draw:type="curve" svg:x1="26.5cm" svg:y1="18.2cm" svg:x2="25.5cm" svg:y2="9.8cm" draw:start-shape="id3" draw:start-glue-point="1" draw:end-shape="id4" draw:end-glue-point="2" svg:d="M26500 18200c753 0 628-2224 190-2843s-1190 369-1190-5557" svg:viewBox="0 0 1543 8401">
          <text:p/>
        </draw:connector>
        <draw:connector draw:style-name="gr8" draw:text-style-name="P3" draw:layer="layout" draw:type="curve" svg:x1="12.7cm" svg:y1="7.1cm" svg:x2="7.7cm" svg:y2="13.2cm" draw:start-shape="id5" draw:start-glue-point="6" draw:end-shape="id2" draw:end-glue-point="0" svg:d="M12700 7100c-3334 0-5000 2033-5000 6100" svg:viewBox="0 0 5001 6101">
          <text:p/>
        </draw:connector>
        <draw:connector draw:style-name="gr8" draw:text-style-name="P3" draw:layer="layout" draw:type="curve" svg:x1="22.9cm" svg:y1="17.7cm" svg:x2="20.5cm" svg:y2="15.8cm" draw:start-shape="id3" draw:start-glue-point="0" draw:end-shape="id6" draw:end-glue-point="2" svg:d="M22900 17700c0-1423-2400-474-2400-1900" svg:viewBox="0 0 2401 1901">
          <text:p/>
        </draw:connector>
        <draw:connector draw:style-name="gr8" draw:text-style-name="P3" draw:layer="layout" draw:type="curve" svg:x1="24.5cm" svg:y1="15.3cm" svg:x2="25.5cm" svg:y2="9.8cm" draw:start-shape="id6" draw:start-glue-point="1" draw:end-shape="id4" draw:end-glue-point="2" svg:d="M24500 15300c667 0 1000-1833 1000-5500" svg:viewBox="0 0 1001 5501">
          <text:p/>
        </draw:connector>
        <draw:connector draw:style-name="gr8" draw:text-style-name="P3" draw:layer="layout" draw:type="curve" svg:x1="16.8cm" svg:y1="11.55cm" svg:x2="16.115cm" svg:y2="7.737cm" draw:start-shape="id7" draw:start-glue-point="3" draw:end-shape="id5" draw:end-glue-point="9" svg:d="M16800 11550c-457 0-685-1271-685-3813" svg:viewBox="0 0 686 3814">
          <text:p/>
        </draw:connector>
        <draw:connector draw:style-name="gr8" draw:text-style-name="P3" draw:layer="layout" draw:type="curve" svg:x1="20.5cm" svg:y1="14.8cm" svg:x2="20.1cm" svg:y2="12.1cm" draw:start-shape="id6" draw:start-glue-point="0" draw:end-shape="id7" draw:end-glue-point="2" svg:d="M20500 14800c0-2023-400-674-400-2700" svg:viewBox="0 0 401 2701">
          <text:p/>
        </draw:connector>
        <draw:connector draw:style-name="gr8" draw:text-style-name="P3" draw:layer="layout" draw:type="curve" svg:x1="23.4cm" svg:y1="11.55cm" svg:x2="25.5cm" svg:y2="9.8cm" draw:start-shape="id7" draw:start-glue-point="1" draw:end-shape="id4" draw:end-glue-point="2" svg:d="M23400 11550c1400 0 2100-583 2100-1750" svg:viewBox="0 0 2101 1751">
          <text:p/>
        </draw:connector>
        <draw:connector draw:style-name="gr8" draw:text-style-name="P3" draw:layer="layout" draw:type="curve" svg:x1="6cm" svg:y1="7.3cm" svg:x2="7.7cm" svg:y2="13.2cm" draw:start-shape="id8" draw:start-glue-point="2" draw:end-shape="id2" draw:end-glue-point="0" svg:d="M6000 7300c0 4426 1700 1477 1700 5900" svg:viewBox="0 0 1701 5901">
          <text:p/>
        </draw:connector>
      </draw:page>
      <draw:page draw:name="page2" draw:style-name="dp1" draw:master-page-name="Default">
        <draw:custom-shape draw:style-name="gr4" draw:text-style-name="P2" xml:id="id15" draw:id="id15" draw:layer="layout" svg:width="4.5cm" svg:height="1cm" svg:x="6.7cm" svg:y="2.3cm">
          <text:p text:style-name="P1"><text:span text:style-name="T1">SimConnect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23.1cm" svg:y1="7.5cm" svg:x2="14.95cm" svg:y2="5.6cm" draw:start-shape="id9" draw:start-glue-point="0" draw:end-shape="id10" draw:end-glue-point="2" svg:d="M23100 7500c0-1423-8150-474-8150-1900" svg:viewBox="0 0 8151 1901">
          <text:p/>
        </draw:connector>
        <draw:custom-shape draw:style-name="gr9" draw:text-style-name="P2" xml:id="id16" draw:id="id16" draw:layer="layout" svg:width="3.2cm" svg:height="1cm" svg:x="3cm" svg:y="12.1cm">
          <text:p text:style-name="P1"><text:span text:style-name="T1">Control_P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5.3cm" svg:height="0.8cm" svg:x="12.3cm" svg:y="4.8cm">
          <text:p text:style-name="P1"><text:span text:style-name="T1">PhyHW_Pri_Node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6.6cm" svg:height="1cm" svg:x="3.6cm" svg:y="7.5cm">
          <text:p text:style-name="P1"><text:span text:style-name="T1">Prepar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cm" svg:height="1cm" svg:x="11.702cm" svg:y="7.5cm">
          <text:p text:style-name="P1"><text:span text:style-name="T1">D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cm" svg:height="1cm" svg:x="19.8cm" svg:y="7.5cm">
          <text:p text:style-name="P1"><text:span text:style-name="T1">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1" draw:id="id11" draw:layer="layout" svg:width="4.6cm" svg:height="1cm" svg:x="20cm" svg:y="3.5cm">
          <text:p text:style-name="P1"><text:span text:style-name="T1">pyHWLink_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3cm" svg:height="0.8cm" svg:x="23.2cm" svg:y="1.6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22.3cm" svg:y1="3.5cm" svg:x2="24.35cm" svg:y2="2.4cm" draw:start-shape="id11" draw:start-glue-point="0" draw:end-shape="id12" draw:end-glue-point="8" svg:d="M22300 3500c0-825 2050-275 2050-1100" svg:viewBox="0 0 2051 1101">
          <text:p text:style-name="P1"><text:span text:style-name="T2">COM</text:span></text:p>
        </draw:connector>
        <draw:connector draw:style-name="gr8" draw:text-style-name="P3" draw:layer="layout" draw:type="curve" svg:x1="17.6cm" svg:y1="5.2cm" svg:x2="20cm" svg:y2="4cm" draw:start-shape="id10" draw:start-glue-point="1" draw:end-shape="id11" draw:end-glue-point="3" svg:d="M17600 5200c1801 0 602-1200 2400-1200" svg:viewBox="0 0 2401 1201">
          <text:p/>
        </draw:connector>
        <draw:connector draw:style-name="gr13" draw:text-style-name="P5" draw:layer="layout" draw:type="curve" svg:x1="15.002cm" svg:y1="7.5cm" svg:x2="14.95cm" svg:y2="5.6cm" draw:start-shape="id13" draw:start-glue-point="0" draw:end-shape="id10" draw:end-glue-point="2" svg:d="M15002 7500c0-1423-52-474-52-1900" svg:viewBox="0 0 53 1901">
          <text:p text:style-name="P1"><text:span text:style-name="T3">UDP</text:span></text:p>
        </draw:connector>
        <draw:connector draw:style-name="gr13" draw:text-style-name="P5" draw:layer="layout" draw:type="curve" svg:x1="6.9cm" svg:y1="7.5cm" svg:x2="8.95cm" svg:y2="3.3cm" draw:start-shape="id14" draw:start-glue-point="0" draw:end-shape="id15" draw:end-glue-point="2" svg:d="M6900 7500c0-3148 2050-1049 2050-4200" svg:viewBox="0 0 2051 4201">
          <text:p text:style-name="P1"><text:span text:style-name="T3">SimConnect</text:span></text:p>
        </draw:connector>
        <draw:connector draw:style-name="gr13" draw:text-style-name="P5" draw:layer="layout" draw:type="curve" svg:x1="11.2cm" svg:y1="2.8cm" svg:x2="14.95cm" svg:y2="4.8cm" draw:start-shape="id15" draw:start-glue-point="1" draw:end-shape="id10" draw:end-glue-point="0" svg:d="M11200 2800c2500 0 3750 666 3750 2000" svg:viewBox="0 0 3751 2001">
          <text:p text:style-name="P1"><text:span text:style-name="T3">UDP</text:span></text:p>
        </draw:connector>
        <draw:connector draw:style-name="gr13" draw:text-style-name="P5" draw:layer="layout" draw:type="curve" svg:x1="11.2cm" svg:y1="2.8cm" svg:x2="20cm" svg:y2="4cm" draw:start-shape="id15" draw:start-glue-point="1" draw:end-shape="id11" draw:end-glue-point="3" svg:d="M11200 2800c6601 0 2202 1200 8800 1200" svg:viewBox="0 0 8801 1201">
          <text:p text:style-name="P1"><text:span text:style-name="T3">UDP</text:span></text:p>
        </draw:connector>
        <draw:connector draw:style-name="gr13" draw:text-style-name="P5" draw:layer="layout" draw:type="curve" svg:x1="4.6cm" svg:y1="12.1cm" svg:x2="6.9cm" svg:y2="8.5cm" draw:start-shape="id16" draw:start-glue-point="0" draw:end-shape="id14" draw:end-glue-point="2" svg:d="M4600 12100c0-2698 2300-899 2300-3600" svg:viewBox="0 0 2301 3601">
          <text:p text:style-name="P1"><text:span text:style-name="T3">SimConnect</text:span></text:p>
        </draw:connector>
        <draw:custom-shape draw:style-name="gr9" draw:text-style-name="P2" xml:id="id19" draw:id="id19" draw:layer="layout" svg:width="3.2cm" svg:height="1cm" svg:x="24.3cm" svg:y="11.8cm">
          <text:p text:style-name="P1"><text:span text:style-name="T1">Control_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7" draw:id="id17" draw:layer="layout" svg:width="3.6cm" svg:height="0.8cm" svg:x="1.9cm" svg:y="5.2cm">
          <text:p text:style-name="P1"><text:span text:style-name="T1">ProS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3.6cm" svg:height="0.8cm" svg:x="1.7cm" svg:y="3cm">
          <text:p text:style-name="P1"><text:span text:style-name="T1">ProSim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6.911cm" svg:y1="7.501cm" svg:x2="3.7cm" svg:y2="6cm" draw:end-shape="id17" draw:end-glue-point="2" svg:d="M6911 7501c0-748-3211 2-3211-1501" svg:viewBox="0 0 3212 1502">
          <text:p text:style-name="P1"><text:span text:style-name="T3">SimConnect</text:span></text:p>
        </draw:connector>
        <draw:connector draw:style-name="gr13" draw:text-style-name="P5" draw:layer="layout" draw:type="curve" svg:x1="3.7cm" svg:y1="5.2cm" svg:x2="3.5cm" svg:y2="3.8cm" draw:start-shape="id17" draw:start-glue-point="0" draw:end-shape="id18" draw:end-glue-point="2" svg:d="M3700 5200c0-1048-200-349-200-1400" svg:viewBox="0 0 201 1401">
          <text:p text:style-name="P1"><text:span text:style-name="T3">UDP</text:span></text:p>
        </draw:connector>
        <draw:connector draw:style-name="gr13" draw:text-style-name="P5" draw:layer="layout" draw:type="curve" svg:x1="25.9cm" svg:y1="11.8cm" svg:x2="23.1cm" svg:y2="8.5cm" draw:start-shape="id19" draw:start-glue-point="0" draw:end-shape="id9" draw:end-glue-point="2" svg:d="M25900 11800c0-2473-2800-824-2800-3300" svg:viewBox="0 0 2801 3301">
          <text:p text:style-name="P1"><text:span text:style-name="T3">UDP</text:span></text:p>
        </draw:connector>
        <draw:custom-shape draw:style-name="gr6" draw:text-style-name="P2" xml:id="id22" draw:id="id22" draw:layer="layout" svg:width="8cm" svg:height="1cm" svg:x="15.7cm" svg:y="15.2cm">
          <text:p text:style-name="P1"><text:span text:style-name="T1">PhyHWLink_Arduino_Sender_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3" draw:id="id23" draw:layer="layout" svg:width="7.2cm" svg:height="1cm" svg:x="15.3cm" svg:y="17.5cm">
          <text:p text:style-name="P1"><text:span text:style-name="T1">PhyHWLink_Send_Query_To_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0" draw:id="id20" draw:layer="layout" svg:width="6.6cm" svg:height="1.1cm" svg:x="13.2cm" svg:y="12.5cm">
          <text:p text:style-name="P1"><text:span text:style-name="T1">PhyHWLink_Pri_Node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9.8cm" svg:y1="13.05cm" svg:x2="24.3cm" svg:y2="12.3cm" draw:start-shape="id20" draw:end-shape="id19" draw:end-glue-point="3" svg:d="M19800 13050c3375 0 1125-750 4500-750" svg:viewBox="0 0 4501 751">
          <text:p text:style-name="P1"><text:span text:style-name="T3">UDP</text:span></text:p>
        </draw:connector>
        <draw:connector draw:style-name="gr13" draw:text-style-name="P5" draw:layer="layout" draw:type="curve" svg:x1="22.5cm" svg:y1="13.8cm" svg:x2="19.8cm" svg:y2="13.05cm" draw:start-shape="id21" draw:start-glue-point="6" draw:end-shape="id20" draw:end-glue-point="1" svg:d="M22500 13800c-2025 0-675-750-2700-750" svg:viewBox="0 0 2701 751">
          <text:p text:style-name="P1"><text:span text:style-name="T3">UDP</text:span></text:p>
        </draw:connector>
        <draw:connector draw:style-name="gr13" draw:text-style-name="P5" draw:layer="layout" draw:type="curve" svg:x1="19.7cm" svg:y1="15.2cm" svg:x2="16.5cm" svg:y2="13.6cm" draw:start-shape="id22" draw:start-glue-point="0" draw:end-shape="id20" draw:end-glue-point="2" svg:d="M19700 15200c0-1198-3200-399-3200-1600" svg:viewBox="0 0 3201 1601">
          <text:p text:style-name="P1"><text:span text:style-name="T3">UDP</text:span></text:p>
        </draw:connector>
        <draw:connector draw:style-name="gr13" draw:text-style-name="P5" draw:layer="layout" draw:type="curve" svg:x1="18.9cm" svg:y1="17.5cm" svg:x2="19.7cm" svg:y2="16.2cm" draw:start-shape="id23" draw:start-glue-point="0" draw:end-shape="id22" draw:end-glue-point="2" svg:d="M18900 17500c0-973 800-324 800-1300" svg:viewBox="0 0 801 1301">
          <text:p text:style-name="P1"><text:span text:style-name="T3">UDP</text:span></text:p>
        </draw:connector>
        <draw:custom-shape draw:style-name="gr12" draw:text-style-name="P2" xml:id="id21" draw:id="id21" draw:layer="layout" svg:width="2.3cm" svg:height="0.8cm" svg:x="22.5cm" svg:y="13.4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layout" svg:width="6.3cm" svg:height="1cm" svg:x="9.3cm" svg:y="10.8cm">
          <text:p text:style-name="P1"><text:span text:style-name="T1">PhyHWLink_Keystroke_Sen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5.6cm" svg:y1="11.3cm" svg:x2="23.044cm" svg:y2="8.501cm" draw:start-shape="id24" draw:start-glue-point="1" svg:d="M15600 11300c5959 0 2238-2799 7444-2799" svg:viewBox="0 0 7445 2800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2.45cm" svg:y1="10.8cm" svg:x2="15.002cm" svg:y2="8.5cm" draw:start-shape="id24" draw:start-glue-point="0" draw:end-shape="id13" draw:end-glue-point="2" svg:d="M12450 10800c0-1723 2552-574 2552-2300" svg:viewBox="0 0 2553 23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9.3cm" svg:y1="11.3cm" svg:x2="6.9cm" svg:y2="8.5cm" draw:start-shape="id24" draw:start-glue-point="3" draw:end-shape="id14" draw:end-glue-point="2" svg:d="M9300 11300c-1600 0-2400-933-2400-2800" svg:viewBox="0 0 2401 28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6.5cm" svg:y1="12.5cm" svg:x2="15.002cm" svg:y2="8.5cm" draw:start-shape="id20" draw:start-glue-point="0" draw:end-shape="id13" draw:end-glue-point="2" svg:d="M16500 12500c0-2998-1498-999-1498-4000" svg:viewBox="0 0 1499 4001">
          <text:p text:style-name="P1"><text:span text:style-name="T3">UDP</text:span></text:p>
        </draw:connector>
        <draw:custom-shape draw:style-name="gr16" draw:text-style-name="P2" xml:id="id25" draw:id="id25" draw:layer="layout" svg:width="5.5cm" svg:height="1cm" svg:x="5.8cm" svg:y="14.9cm">
          <text:p text:style-name="P1"><text:span text:style-name="T1">PhyHWLink_USB_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6" draw:id="id26" draw:layer="layout" svg:width="3.3cm" svg:height="0.8cm" svg:x="5.2cm" svg:y="17.8cm">
          <text:p text:style-name="P1"><text:span text:style-name="T1">Leo Bod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curve" svg:x1="11.3cm" svg:y1="15.4cm" svg:x2="16.501cm" svg:y2="13.601cm" draw:start-shape="id25" draw:start-glue-point="1" svg:d="M11300 15400c4276 0 1676-1799 5201-1799" svg:viewBox="0 0 5202 1800">
          <text:p text:style-name="P1"><text:span text:style-name="T3">UDP</text:span></text:p>
        </draw:connector>
        <draw:connector draw:style-name="gr13" draw:text-style-name="P5" draw:layer="layout" draw:type="curve" svg:x1="6.85cm" svg:y1="17.8cm" svg:x2="8.55cm" svg:y2="15.9cm" draw:start-shape="id26" draw:start-glue-point="4" draw:end-shape="id25" draw:end-glue-point="2" svg:d="M6850 17800c0-1423 1700-474 1700-1900" svg:viewBox="0 0 1701 1901">
          <text:p text:style-name="P1"><text:span text:style-name="T3">USB</text:span></text:p>
        </draw:connector>
        <draw:connector draw:style-name="gr13" draw:text-style-name="P5" draw:layer="layout" draw:type="curve" svg:x1="13.2cm" svg:y1="13.05cm" svg:x2="12.45cm" svg:y2="11.8cm" draw:start-shape="id20" draw:start-glue-point="3" draw:end-shape="id24" draw:end-glue-point="2" svg:d="M13200 13050c-500 0-750-416-750-1250" svg:viewBox="0 0 751 1251">
          <text:p text:style-name="P1"><text:span text:style-name="T3">UDP</text:span></text:p>
        </draw:connector>
        <draw:connector draw:style-name="gr13" draw:text-style-name="P5" draw:layer="layout" draw:type="curve" svg:x1="15.3cm" svg:y1="18cm" svg:x2="8.55cm" svg:y2="15.9cm" draw:start-shape="id23" draw:start-glue-point="3" draw:end-shape="id25" draw:end-glue-point="2" svg:d="M15300 18000c-4500 0-6750-700-6750-2100" svg:viewBox="0 0 6751 2101">
          <text:p text:style-name="P1"><text:span text:style-name="T3">UDP</text:span></text:p>
        </draw:connector>
      </draw:page>
      <draw:page draw:name="page3" draw:style-name="dp1" draw:master-page-name="Default">
        <draw:custom-shape draw:style-name="gr18" draw:text-style-name="P7" xml:id="id27" draw:id="id27" draw:layer="layout" svg:width="6.1cm" svg:height="2.6cm" svg:x="2.3cm" svg:y="1.5cm">
          <text:p text:style-name="P6"><text:span text:style-name="T4">Setup</text:span></text:p>
          <text:p text:style-name="P6"><text:span text:style-name="T5">Calc cursor_multiplier</text:span></text:p>
          <text:p text:style-name="P6"><text:span text:style-name="T5">Calc thousands column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8" xml:id="id28" draw:id="id28" draw:layer="layout" svg:width="1.8cm" svg:height="0.9cm" svg:x="2.3cm" svg:y="4.6cm">
          <text:p text:style-name="P1"><text:span text:style-name="T4">Loop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29" draw:id="id29" draw:layer="layout" svg:width="4cm" svg:height="0.9cm" svg:x="2.3cm" svg:y="5.9cm">
          <text:p text:style-name="P1"><text:span text:style-name="T4">Check RX Char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5.35cm" svg:y1="4.1cm" svg:x2="3.2cm" svg:y2="4.6cm" draw:start-shape="id27" draw:start-glue-point="2" draw:end-shape="id28" draw:end-glue-point="0" svg:d="M5350 4100v250h-2150v250" svg:viewBox="0 0 2151 501">
          <text:p/>
        </draw:connector>
        <draw:connector draw:style-name="gr21" draw:text-style-name="P1" draw:layer="layout" svg:x1="3.2cm" svg:y1="5.5cm" svg:x2="4.3cm" svg:y2="5.9cm" draw:start-shape="id28" draw:start-glue-point="2" draw:end-shape="id29" draw:end-glue-point="0" svg:d="M3200 5500v200h1100v200" svg:viewBox="0 0 1101 401">
          <text:p/>
        </draw:connector>
        <draw:custom-shape draw:style-name="gr22" draw:text-style-name="P8" xml:id="id31" draw:id="id31" draw:layer="layout" svg:width="7.8cm" svg:height="0.7cm" svg:x="2.2cm" svg:y="9cm">
          <text:p text:style-name="P1"><text:span text:style-name="T4">LastAltitude = ThousandsCoun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30" draw:id="id30" draw:layer="layout" svg:width="4cm" svg:height="0.9cm" svg:x="2.4cm" svg:y="7.1cm">
          <text:p text:style-name="P1"><text:span text:style-name="T4">testtext(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4.3cm" svg:y1="6.8cm" svg:x2="4.4cm" svg:y2="7.1cm" draw:start-shape="id29" draw:start-glue-point="2" draw:end-shape="id30" draw:end-glue-point="0" svg:d="M4300 6800v150h100v150" svg:viewBox="0 0 101 301">
          <text:p/>
        </draw:connector>
        <draw:connector draw:style-name="gr21" draw:text-style-name="P1" draw:layer="layout" svg:x1="4.4cm" svg:y1="8cm" svg:x2="6.1cm" svg:y2="9cm" draw:start-shape="id30" draw:start-glue-point="2" draw:end-shape="id31" draw:end-glue-point="0" svg:d="M4400 8000v500h1700v500" svg:viewBox="0 0 1701 1001">
          <text:p/>
        </draw:connector>
        <draw:connector draw:style-name="gr23" draw:text-style-name="P1" draw:layer="layout" svg:x1="2.3cm" svg:y1="5.05cm" svg:x2="2.2cm" svg:y2="9.35cm" draw:start-shape="id28" draw:end-shape="id31" draw:end-glue-point="3" svg:d="M2300 5050h-601v4300h501" svg:viewBox="0 0 602 4301">
          <text:p/>
        </draw:connector>
        <draw:custom-shape draw:style-name="gr24" draw:text-style-name="P10" xml:id="id32" draw:id="id32" draw:layer="layout" svg:width="10.1cm" svg:height="6.9cm" svg:x="11.2cm" svg:y="2cm">
          <text:p text:style-name="P6"><text:span text:style-name="T5">Testtext()</text:span></text:p>
          <text:p text:style-name="P6"><text:span text:style-name="T5">Use Statics to set lastvalues</text:span></text:p>
          <text:p text:style-name="P6"><text:span text:style-name="T5">Check to see if anything has changed – if not exit</text:span></text:p>
          <text:p text:style-name="P6"><text:span text:style-name="T5">Calculate int values for ones, tens, hundreds, thousands</text:span></text:p>
          <text:p text:style-name="P6"><text:span text:style-name="T5">If thousands have changed or hundreds==9 &amp; tens==9</text:span></text:p>
          <text:p text:style-name="P9"><text:span text:style-name="T5"><text:s text:c="3"/></text:span><text:span text:style-name="T5">Last thousands = thousands</text:span></text:p>
          <text:p text:style-name="P9"><text:span text:style-name="T5"><text:s text:c="3"/></text:span><text:span text:style-name="T5">If thousands ==0 then draw hatch</text:span></text:p>
          <text:p text:style-name="P6"><text:span text:style-name="T5"><text:s text:c="6"/></text:span><text:span text:style-name="T5">Else</text:span></text:p>
          <text:p text:style-name="P6"><text:span text:style-name="T5"><text:s text:c="6"/></text:span><text:span text:style-name="T5">If hundreds==9 and tens == 9</text:span></text:p>
          <text:p text:style-name="P6"><text:span text:style-name="T5"><text:tab/></text:span></text:p>
          <text:p text:style-name="P6"><text:span text:style-name="T5"><text:tab/></text:span><text:span text:style-name="T5"> <text:s text:c="2"/>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6.4cm" svg:y1="7.55cm" svg:x2="11.2cm" svg:y2="5.45cm" draw:start-shape="id30" draw:start-glue-point="1" draw:end-shape="id32" svg:d="M6400 7550h2400v-2100h2400" svg:viewBox="0 0 4801 2101">
          <text:p/>
        </draw:connector>
        <draw:custom-shape draw:style-name="gr25" draw:text-style-name="P10" xml:id="id33" draw:id="id33" draw:layer="layout" svg:width="10.1cm" svg:height="4cm" svg:x="11.3cm" svg:y="12.5cm">
          <text:p text:style-name="P6"><text:span text:style-name="T5">DrawHatch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6.25cm" svg:y1="8.9cm" svg:x2="16.35cm" svg:y2="12.5cm" draw:start-shape="id32" draw:start-glue-point="2" draw:end-shape="id33" svg:d="M16250 8900v1800h100v1800" svg:viewBox="0 0 101 3601">
          <text:p/>
        </draw:connector>
      </draw:page>
      <draw:page draw:name="page4" draw:style-name="dp1" draw:master-page-name="Default">
        <draw:custom-shape draw:style-name="gr2" draw:text-style-name="P2" xml:id="id34" draw:id="id34" draw:layer="layout" svg:width="6.6cm" svg:height="1cm" svg:x="17.2cm" svg:y="6cm">
          <text:p text:style-name="P1"><text:span text:style-name="T1">Ethernet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20.5cm" svg:y1="6cm" svg:x2="20.466cm" svg:y2="4.296cm" draw:start-shape="id34" draw:start-glue-point="0" svg:d="M20500 6000c0-1653-34-801-34-1704" svg:viewBox="0 0 35 1705">
          <text:p text:style-name="P1"><text:span text:style-name="T3">To Sim</text:span></text:p>
        </draw:connector>
        <draw:custom-shape draw:style-name="gr26" draw:text-style-name="P2" xml:id="id35" draw:id="id35" draw:layer="layout" svg:width="4.2cm" svg:height="1cm" svg:x="5.9cm" svg:y="5.5cm">
          <text:p text:style-name="P1"><text:span text:style-name="T1">Left Arduino 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5" draw:layer="layout" draw:type="curve" svg:x1="10.1cm" svg:y1="6cm" svg:x2="17.2cm" svg:y2="6.5cm" draw:start-shape="id35" draw:start-glue-point="1" draw:end-shape="id34" draw:end-glue-point="3" svg:d="M10100 6000c5326 0 1777 500 7100 500" svg:viewBox="0 0 7101 501">
          <text:p text:style-name="P1"><text:span text:style-name="T3"/></text:p>
          <text:p text:style-name="P1"><text:span text:style-name="T3"/></text:p>
        </draw:connector>
        <draw:custom-shape draw:style-name="gr26" draw:text-style-name="P2" xml:id="id36" draw:id="id36" draw:layer="layout" svg:width="4.2cm" svg:height="1cm" svg:x="5.9cm" svg:y="7cm">
          <text:p text:style-name="P1"><text:span text:style-name="T1">Left Arduino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5" draw:layer="layout" draw:type="curve" svg:x1="10.1cm" svg:y1="7.5cm" svg:x2="17.2cm" svg:y2="6.5cm" draw:start-shape="id36" draw:start-glue-point="1" draw:end-shape="id34" draw:end-glue-point="3" svg:d="M10100 7500c5326 0 1777-1000 7100-1000" svg:viewBox="0 0 7101 1001">
          <text:p text:style-name="P1"><text:span text:style-name="T3"/></text:p>
        </draw:connector>
        <draw:frame draw:style-name="gr29" draw:text-style-name="P11" draw:layer="layout" svg:width="9.1cm" svg:height="2cm" svg:x="31.4cm" svg:y="26.2cm">
          <draw:text-box>
            <text:p>High Level Physical Layout</text:p>
          </draw:text-box>
        </draw:frame>
        <draw:custom-shape draw:style-name="gr30" draw:text-style-name="P2" xml:id="id41" draw:id="id41" draw:layer="layout" svg:width="4cm" svg:height="1cm" svg:x="18.4cm" svg:y="11.1cm">
          <text:p text:style-name="P1"><text:span text:style-name="T1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9" draw:id="id39" draw:layer="layout" svg:width="4.2cm" svg:height="1cm" svg:x="9.641cm" svg:y="11.25cm">
          <text:p text:style-name="P1"><text:span text:style-name="T1">Front Arduino 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40" draw:id="id40" draw:layer="layout" svg:width="4.2cm" svg:height="1cm" svg:x="23.45cm" svg:y="11.1cm">
          <text:p text:style-name="P1"><text:span text:style-name="T1">Front Arduino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7" draw:id="id37" draw:layer="layout" svg:width="4.2cm" svg:height="1cm" svg:x="27.1cm" svg:y="5.3cm">
          <text:p text:style-name="P1"><text:span text:style-name="T1">Right Arduino 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38" draw:id="id38" draw:layer="layout" svg:width="4.2cm" svg:height="1cm" svg:x="27.1cm" svg:y="6.8cm">
          <text:p text:style-name="P1"><text:span text:style-name="T1">Right Arduino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5" draw:layer="layout" draw:type="curve" svg:x1="27.1cm" svg:y1="5.8cm" svg:x2="23.8cm" svg:y2="6.5cm" draw:start-shape="id37" draw:start-glue-point="3" draw:end-shape="id34" draw:end-glue-point="1" svg:d="M27100 5800c-2473 0-824 700-3300 700" svg:viewBox="0 0 3301 701">
          <text:p text:style-name="P1"><text:span text:style-name="T3"/></text:p>
          <text:p text:style-name="P1"><text:span text:style-name="T3"/></text:p>
        </draw:connector>
        <draw:connector draw:style-name="gr28" draw:text-style-name="P5" draw:layer="layout" draw:type="curve" svg:x1="27.1cm" svg:y1="7.3cm" svg:x2="23.8cm" svg:y2="6.5cm" draw:start-shape="id38" draw:start-glue-point="3" draw:end-shape="id34" draw:end-glue-point="1" svg:d="M27100 7300c-2473 0-824-800-3300-800" svg:viewBox="0 0 3301 801">
          <text:p/>
        </draw:connector>
        <draw:connector draw:style-name="gr28" draw:text-style-name="P5" draw:layer="layout" draw:type="curve" svg:x1="20.5cm" svg:y1="7cm" svg:x2="11.741cm" svg:y2="11.25cm" draw:start-shape="id34" draw:start-glue-point="2" draw:end-shape="id39" draw:end-glue-point="0" svg:d="M20500 7000c0 3189-8759 1064-8759 4250" svg:viewBox="0 0 8760 4251">
          <text:p/>
        </draw:connector>
        <draw:connector draw:style-name="gr28" draw:text-style-name="P5" draw:layer="layout" draw:type="curve" svg:x1="20.5cm" svg:y1="7cm" svg:x2="25.55cm" svg:y2="11.1cm" draw:end-shape="id40" draw:end-glue-point="0" svg:d="M20500 7000c0 2700 5050 650 5050 4100" svg:viewBox="0 0 5051 4101">
          <text:p/>
        </draw:connector>
        <draw:connector draw:style-name="gr28" draw:text-style-name="P5" draw:layer="layout" draw:type="curve" svg:x1="20.5cm" svg:y1="7cm" svg:x2="20.4cm" svg:y2="11.1cm" draw:end-shape="id41" draw:end-glue-point="0" svg:d="M20500 7000c0 2700-100 650-100 4100" svg:viewBox="0 0 101 4101">
          <text:p/>
        </draw:connector>
        <draw:custom-shape draw:style-name="gr26" draw:text-style-name="P2" xml:id="id42" draw:id="id42" draw:layer="layout" svg:width="4.2cm" svg:height="1cm" svg:x="9.641cm" svg:y="13.25cm">
          <text:p text:style-name="P1"><text:span text:style-name="T1">Arduino In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43" draw:id="id43" draw:layer="layout" svg:width="4.2cm" svg:height="1cm" svg:x="7.1cm" svg:y="18.3cm">
          <text:p text:style-name="P1"><text:span text:style-name="T1">Small Panel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11.741cm" svg:y1="12.25cm" svg:x2="11.741cm" svg:y2="13.25cm" draw:start-shape="id39" draw:start-glue-point="2" draw:end-shape="id42" draw:end-glue-point="0" svg:d="M11741 12250v1000" svg:viewBox="0 0 1 1001">
          <text:p/>
        </draw:connector>
        <draw:connector draw:style-name="gr21" draw:text-style-name="P1" draw:layer="layout" svg:x1="11.741cm" svg:y1="14.25cm" svg:x2="9.2cm" svg:y2="18.3cm" draw:start-shape="id42" draw:start-glue-point="2" draw:end-shape="id43" draw:end-glue-point="0" svg:d="M11741 14250v2026h-2541v2024" svg:viewBox="0 0 2542 4051">
          <text:p/>
        </draw:connector>
        <draw:custom-shape draw:style-name="gr26" draw:text-style-name="P2" xml:id="id44" draw:id="id44" draw:layer="layout" svg:width="4.2cm" svg:height="1cm" svg:x="23.45cm" svg:y="13.6cm">
          <text:p text:style-name="P1"><text:span text:style-name="T1">Arduino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" draw:layer="layout" draw:type="curve" svg:x1="25.55cm" svg:y1="12.1cm" svg:x2="25.55cm" svg:y2="13.6cm" draw:start-shape="id40" draw:start-glue-point="2" draw:end-shape="id44" draw:end-glue-point="0" svg:d="M25550 12100v1500" svg:viewBox="0 0 1 1501">
          <text:p/>
        </draw:connector>
        <draw:custom-shape draw:style-name="gr32" draw:text-style-name="P2" xml:id="id45" draw:id="id45" draw:layer="layout" svg:width="4.9cm" svg:height="1cm" svg:x="21.3cm" svg:y="17.2cm">
          <text:p text:style-name="P1"><text:span text:style-name="T1">Combined Output PC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5" draw:layer="layout" draw:type="curve" svg:x1="27.65cm" svg:y1="14.1cm" svg:x2="26.2cm" svg:y2="17.7cm" draw:start-shape="id44" draw:start-glue-point="1" draw:end-shape="id45" draw:end-glue-point="1" svg:d="M27650 14100c753 0 1478 3600-1450 3600" svg:viewBox="0 0 2120 3601">
          <text:p text:style-name="P12">Servo Breakout</text:p>
        </draw:connector>
        <draw:connector draw:style-name="gr28" draw:text-style-name="P5" draw:layer="layout" draw:type="curve" svg:x1="25.55cm" svg:y1="14.6cm" svg:x2="23.75cm" svg:y2="17.2cm" draw:start-shape="id44" draw:start-glue-point="2" draw:end-shape="id45" draw:end-glue-point="0" svg:d="M25550 14600c0 1951-1800 652-1800 2600" svg:viewBox="0 0 1801 2601">
          <text:p text:style-name="P12">UN2003</text:p>
        </draw:connector>
        <draw:connector draw:style-name="gr28" draw:text-style-name="P5" draw:layer="layout" draw:type="curve" svg:x1="23.45cm" svg:y1="14.1cm" svg:x2="21.3cm" svg:y2="17.7cm" draw:start-shape="id44" draw:start-glue-point="3" draw:end-shape="id45" draw:end-glue-point="3" svg:d="M23450 14100c-3976 0-2901 3600-2150 3600" svg:viewBox="0 0 2873 3601">
          <text:p text:style-name="P12">Max7219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36:01.410550203</meta:creation-date>
    <dc:date>2019-08-29T10:44:27.319728479</dc:date>
    <meta:editing-duration>PT1H9M20S</meta:editing-duration>
    <meta:editing-cycles>14</meta:editing-cycles>
    <meta:generator>LibreOffice/6.1.4.2$MacOSX_X86_64 LibreOffice_project/9d0f32d1f0b509096fd65e0d4bec26ddd1938fd3</meta:generator>
    <meta:document-statistic meta:object-count="100"/>
  </office:meta>
</office:document-meta>
</file>